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text-align="justify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mran Uddin Chowdhury</text:span> Frontend Developer (React.js Specialist)<text:line-break/>📧 devchowdhuryimran@gmail.com | 📞 +88 01618-657265<text:line-break/>📍 Mirpur-1, Dhaka, Bangladesh<text:line-break/>🌐 Portfolio: <text:a xlink:type="simple" xlink:href="https://my-portfolio-six-blush-90.vercel.app/" text:style-name="Internet_20_link" text:visited-style-name="Visited_20_Internet_20_Link">https://my-portfolio-six-blush-90.vercel.app</text:a></text:p>
      <text:h text:style-name="Heading_20_3" text:outline-level="3"><text:span text:style-name="Strong_20_Emphasis">Professional Summary</text:span></text:h>
      <text:p text:style-name="P5">Passionate and experienced Frontend Developer with over 3 years of experience in designing and developing user-friendly, responsive, and high-performance websites and web applications using React.js and modern frontend technologies. Adept at translating UI/UX designs into working products and collaborating within agile teams to deliver clean, maintainable code. Looking to leverage technical expertise in a growth-focused organization.</text:p>
      <text:h text:style-name="Heading_20_3" text:outline-level="3"><text:span text:style-name="Strong_20_Emphasis">Core Competencies</text:span></text:h>
      <text:list text:style-name="L1">
        <text:list-item>
          <text:p text:style-name="P1">React.js, Next.js, Redux, TypeScript</text:p>
        </text:list-item>
        <text:list-item>
          <text:p text:style-name="P1">JavaScript (ES6), jQuery</text:p>
        </text:list-item>
        <text:list-item>
          <text:p text:style-name="P1">HTML5, CSS3, SCSS, Bootstrap 5, Tailwind CSS, Ant Design</text:p>
        </text:list-item>
        <text:list-item>
          <text:p text:style-name="P1">REST API Integration (fetch, axios)</text:p>
        </text:list-item>
        <text:list-item>
          <text:p text:style-name="P1">Firebase (Auth/DB), Git &amp; GitHub</text:p>
        </text:list-item>
        <text:list-item>
          <text:p text:style-name="P1">PSD to HTML, Figma to HTML</text:p>
        </text:list-item>
        <text:list-item>
          <text:p text:style-name="P1">Responsive Web Design, Mobile-first UI</text:p>
        </text:list-item>
      </text:list>
      <text:h text:style-name="Heading_20_3" text:outline-level="3"><text:span text:style-name="Strong_20_Emphasis">Work Experience</text:span></text:h>
      <text:p text:style-name="Text_20_body"><text:span text:style-name="Strong_20_Emphasis">Frontend Developer (React)</text:span><text:line-break/><text:span text:style-name="Emphasis">Genex Infosys Ltd, Dhaka</text:span><text:line-break/><text:span text:style-name="Strong_20_Emphasis">Jan 2024 – Present</text:span></text:p>
      <text:list text:style-name="L2">
        <text:list-item>
          <text:p text:style-name="P2">Developed and maintained responsive websites using React, Tailwind, and Bootstrap.</text:p>
        </text:list-item>
        <text:list-item>
          <text:p text:style-name="P2">Integrated APIs and updated UI dynamically using fetch() and axios.</text:p>
        </text:list-item>
        <text:list-item>
          <text:p text:style-name="P2">Used Git for version control and collaborated with cross-functional teams.</text:p>
        </text:list-item>
        <text:list-item>
          <text:p text:style-name="P2">Delivered projects optimized for performance and cross-device compatibility.</text:p>
        </text:list-item>
      </text:list>
      <text:p text:style-name="Text_20_body"><text:span text:style-name="Strong_20_Emphasis">IT Support Assistant</text:span><text:line-break/><text:span text:style-name="Emphasis">FIFOTECH, Kawran Bazar, Dhaka</text:span><text:line-break/><text:span text:style-name="Strong_20_Emphasis">Jan 2021 – Nov 2023</text:span></text:p>
      <text:list text:style-name="L3">
        <text:list-item>
          <text:p text:style-name="P3">Managed spreadsheets (Excel, Google Sheets) and handled basic automation.</text:p>
        </text:list-item>
        <text:list-item>
          <text:p text:style-name="P3">Maintained chatbot flows using ManyChat.</text:p>
        </text:list-item>
        <text:list-item>
          <text:p text:style-name="P3">Provided technical assistance and office IT support.</text:p>
        </text:list-item>
      </text:list>
      <text:h text:style-name="Heading_20_3" text:outline-level="3"><text:soft-page-break/><text:span text:style-name="Strong_20_Emphasis">Projects</text:span></text:h>
      <text:list text:style-name="L4">
        <text:list-item>
          <text:p text:style-name="P4"><text:span text:style-name="Strong_20_Emphasis">E-commerce Website:</text:span> Converted PSD to HTML with responsive design for mobile, tablet, and desktop using Bootstrap and jQuery-based animations (slider, counter, etc.).</text:p>
        </text:list-item>
        <text:list-item>
          <text:p text:style-name="P4"><text:span text:style-name="Strong_20_Emphasis">Portfolio Website:</text:span> Personal portfolio built with React and Tailwind CSS showcasing project work and contact functionality.</text:p>
        </text:list-item>
      </text:list>
      <text:h text:style-name="Heading_20_3" text:outline-level="3"><text:span text:style-name="Strong_20_Emphasis">Education</text:span></text:h>
      <text:p text:style-name="Text_20_body"><text:span text:style-name="Strong_20_Emphasis">Bachelor of Science in Computer Science &amp; Engineering</text:span><text:line-break/>Southeast University, Dhaka — CGPA: 3.02 (Out of 4.00) — 2020</text:p>
      <text:h text:style-name="Heading_20_3" text:outline-level="3"><text:span text:style-name="Strong_20_Emphasis">Certifications</text:span></text:h>
      <text:p text:style-name="Text_20_body"><text:span text:style-name="Strong_20_Emphasis">MERN Stack Developer (1 Year)</text:span><text:line-break/>Creative IT Institute, Dhanmondi, Dhak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1:29:21.544000000</meta:creation-date>
    <dc:date>2025-04-29T11:33:07.468000000</dc:date>
    <meta:editing-duration>PT3M47S</meta:editing-duration>
    <meta:editing-cycles>1</meta:editing-cycles>
    <meta:document-statistic meta:table-count="0" meta:image-count="0" meta:object-count="0" meta:page-count="2" meta:paragraph-count="28" meta:word-count="283" meta:character-count="2059" meta:non-whitespace-character-count="1816"/>
    <meta:generator>LibreOffice/7.4.1.2$Windows_X86_64 LibreOffice_project/3c58a8f3a960df8bc8fd77b461821e42c061c5f0</meta:generator>
  </office:meta>
</office:document-meta>
</file>